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0b3611" officeooo:paragraph-rsid="000b5c0c"/>
    </style:style>
    <style:style style:name="P2" style:family="paragraph" style:parent-style-name="Standard">
      <style:paragraph-properties fo:line-height="150%"/>
      <style:text-properties officeooo:rsid="000b5c0c" officeooo:paragraph-rsid="000b5c0c"/>
    </style:style>
    <style:style style:name="P3" style:family="paragraph" style:parent-style-name="Standard">
      <style:paragraph-properties fo:line-height="150%"/>
      <style:text-properties officeooo:rsid="000b638f" officeooo:paragraph-rsid="000b638f"/>
    </style:style>
    <style:style style:name="P4" style:family="paragraph" style:parent-style-name="Standard">
      <style:paragraph-properties fo:line-height="150%"/>
      <style:text-properties officeooo:rsid="000bb2ca" officeooo:paragraph-rsid="000bb2ca"/>
    </style:style>
    <style:style style:name="P5" style:family="paragraph" style:parent-style-name="Standard">
      <style:paragraph-properties fo:line-height="150%"/>
      <style:text-properties officeooo:rsid="000d38db" officeooo:paragraph-rsid="000d38db"/>
    </style:style>
    <style:style style:name="P6" style:family="paragraph" style:parent-style-name="Standard">
      <style:paragraph-properties fo:line-height="150%"/>
      <style:text-properties officeooo:rsid="000d824d" officeooo:paragraph-rsid="000d824d"/>
    </style:style>
    <style:style style:name="P7" style:family="paragraph" style:parent-style-name="Standard">
      <style:paragraph-properties fo:line-height="150%"/>
      <style:text-properties officeooo:rsid="000f3a71" officeooo:paragraph-rsid="000f3a71"/>
    </style:style>
    <style:style style:name="P8" style:family="paragraph" style:parent-style-name="Standard">
      <style:paragraph-properties fo:line-height="150%"/>
      <style:text-properties officeooo:rsid="00101056" officeooo:paragraph-rsid="00117b4e"/>
    </style:style>
    <style:style style:name="P9" style:family="paragraph" style:parent-style-name="Standard">
      <style:paragraph-properties fo:line-height="150%"/>
      <style:text-properties officeooo:rsid="00101056" officeooo:paragraph-rsid="00101056"/>
    </style:style>
    <style:style style:name="P10" style:family="paragraph" style:parent-style-name="Standard">
      <style:paragraph-properties fo:line-height="150%"/>
      <style:text-properties officeooo:rsid="00117b4e" officeooo:paragraph-rsid="00117b4e"/>
    </style:style>
    <style:style style:name="P11" style:family="paragraph" style:parent-style-name="Standard">
      <style:paragraph-properties fo:line-height="150%"/>
      <style:text-properties officeooo:paragraph-rsid="000d824d"/>
    </style:style>
    <style:style style:name="T1" style:family="text">
      <style:text-properties officeooo:rsid="000b5c0c"/>
    </style:style>
    <style:style style:name="T2" style:family="text">
      <style:text-properties officeooo:rsid="000b638f"/>
    </style:style>
    <style:style style:name="T3" style:family="text">
      <style:text-properties officeooo:rsid="000b65c5"/>
    </style:style>
    <style:style style:name="T4" style:family="text">
      <style:text-properties officeooo:rsid="000d38db"/>
    </style:style>
    <style:style style:name="T5" style:family="text">
      <style:text-properties officeooo:rsid="000d824d"/>
    </style:style>
    <style:style style:name="T6" style:family="text">
      <style:text-properties fo:font-style="italic" fo:font-weight="bold"/>
    </style:style>
    <style:style style:name="T7" style:family="text">
      <style:text-properties officeooo:rsid="000f3a71"/>
    </style:style>
    <style:style style:name="T8" style:family="text">
      <style:text-properties officeooo:rsid="00117b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os cinco mejores fines del mundo (de los últimos años)</text:p>
      <text:p text:style-name="P6"/>
      <text:p text:style-name="P6">Por Citribot</text:p>
      <text:p text:style-name="P11"/>
      <text:p text:style-name="P11"/>
      <text:p text:style-name="P8">Foto destacada: <text:span text:style-name="T8">https://upload.wikimedia.org/wikipedia/commons/e/e9/Apocalypse_5._Opening_the_seals._Revelation_cap_6_v_9-11._Mortier's_Bible._Phillip_Medhurst_Collection.jpg</text:span></text:p>
      <text:p text:style-name="P11"/>
      <text:p text:style-name="P11"><text:span text:style-name="T5">Abstract: El pasado 29 de julio de 2016 se presagió (una vez más) el fin del mundo; </text:span><text:span text:style-name="T6">End Times Prophecies</text:span><text:span text:style-name="T5"> subieron un video a su canal de Youtube donde argumentan por qué el 29 de julio es el apocalipsis. Sin duda que si estás leyendo esto estuvieron equivocados, por ello, en Citric, realizamos una lista con algunos de los mejores fines del mundo.</text:span></text:p>
      <text:p text:style-name="P1"/>
      <text:p text:style-name="P1"/>
      <text:p text:style-name="P1">Una vez más nos han tomado el pelo, y es que parece que na’más no le atinan a la fecha en que llegará el tan ansiado fin del mundo. En los últimos veinte años se ha vaticinado catorce veces el fin del mundo, las razones son variada, desde los movimientos cósmicos <text:span text:style-name="T1">hasta suscesos biblícos y religiosos en general</text:span>.</text:p>
      <text:p text:style-name="P1"/>
      <text:p text:style-name="P2">A continuación te presentamos nuestro top cinco de predicciones, evidentemente fallidas, sobre el fin del mundo en los últimos años.</text:p>
      <text:p text:style-name="P2"/>
      <text:p text:style-name="P2">5. 26 de marzo de 1997. Esta versión del fin del mundo fue pregonada por Haven’s Gate, una secta que creía en la existencia de los OVNIs y quienes creían que el fin de los tiempos estaba presagiado por el paso del cometa Hale-Bopp. El dirigente de esta secta, Marshall <text:s/>Applewhite, convenció a otros 38 miembros de est<text:span text:style-name="T2">e grupo</text:span> para llevar a cabo un suicidio colectivo, <text:span text:style-name="T2">que comenzó desde el 22 de marzo de 1997 en el Rancho Santa Fe, California. El resultado fueron 39 suicidios.</text:span></text:p>
      <text:p text:style-name="P2"/>
      <text:p text:style-name="P9">http://3.bp.blogspot.com/-CZxKpV91ExE/T3Ca9LYYwoI/AAAAAAAAGS4/OXAJbIMrXA8/s1600/heavens_gate_070202_ssh.jpg</text:p>
      <text:p text:style-name="P2"/>
      <text:p text:style-name="P3">4. 21 de mayo y 21 de octubre de 2011. Este hecho es conocido como “el rapto”, suceso que comenzaría con dios reclamando a sus hijos dignos al cielo, para después pasar cinco meses al más <text:soft-page-break/>puro estilo bíblico de destrucción impía, con fuego, azufre y mucho sufrimiento, donde finalmente, el 21 de octubre la tierra encontraría su inminente fin. El predictor de este f<text:span text:style-name="T7">i</text:span>n del mundo fue Harold Camping, un predicador cristiano que en 1994 había vaticinado, con un fracaso evidente, este mismo evento del rapto.</text:p>
      <text:p text:style-name="P3"/>
      <text:p text:style-name="P9">https://c2.staticflickr.com/4/3487/4058320241_d8c985bf5d_b.jpg</text:p>
      <text:p text:style-name="P3"/>
      <text:p text:style-name="P3">3. <text:span text:style-name="T3">30 de junio de 2012. En este caso nos encontramos con José Luis de Jesús Miranda, conocido como “Jesucristo Hombre”, fue líder de una secta que lleva por nombre Creciendo en Gracia. Jesucristo Hombre afirmaba ser la verdadera reencarnación de Jesús, y tenía la certeza de que el 30 de junio del 2012 llegaría el fin de los tiempos. Diversos de sus seguidores fieles se tatuaron el 666, ya que según Jesucristo Hombre no se trata del número del diablo, sino del hombre; el escándalo por los tatuajes fue tal que incluso los seguidores de este señor tatuaron a niños con ese número. Como fuera, el señor Miranda tuvo un perfil muy bajo después de que su predicción errara, hasta el 2013, cuando falleció de cirrosis en noviembre del 2013.</text:span></text:p>
      <text:p text:style-name="P3"/>
      <text:p text:style-name="P7">http://www.the666.com/fotos/joseluism1.jpg</text:p>
      <text:p text:style-name="P3"/>
      <text:p text:style-name="P4">2. <text:span text:style-name="T4">1 de enero del 2000. Y2K. Este es sin duda uno de los fines del mundo más emblemáticos de los fines del mundo porque en esencia jamás se plantea, sino que se trata de un error de programación, ya que el desarrollo de software que hasta la década de los 90 se había hecho contemplaba como fecha límite el 31 de diciembre de 1999. Sin embargo el pensamiento al rededor de este error tecnológico sería el idóneo para crear escenarios de desastre y mitología que fue, como lo hemos comprobado, una farsa más.</text:span></text:p>
      <text:p text:style-name="P4"/>
      <text:p text:style-name="P7">https://pixabay.com/static/uploads/photo/2013/07/13/12/10/computer-159320_960_720.png</text:p>
      <text:p text:style-name="P4"/>
      <text:p text:style-name="P5">1. 21 de diciembre de 2012. La Profecía Maya. El fin del calendario maya despertó un sinnúmero de predicciones y castástrofes que daban por terminado el mundo. Desde reversiones magnéticas hasta invasiones alienígenas, pasando por todo tipo de siniestros naturales, el mundo encontraría irremediablemente su fin. Lejos de la realidad apegada a la cosmología maya, todas estas narrativas alimentaron la mítica social y logró conjuntar un amplio número de versiones y predicciones de diversa índole y forma.</text:p>
      <text:p text:style-name="P5"/>
      <text:p text:style-name="P7">https://upload.wikimedia.org/wikipedia/commons/1/17/Los_ancianos_del_Apocalipsis..jpg</text:p>
      <text:p text:style-name="P6"><text:soft-page-break/></text:p>
      <text:p text:style-name="P6">Ya que no es el fin del mundo, pero sí el principio de Citric, denle like a nuestra fanpage de FB o sígannos en Twitter &lt;3. <text:span text:style-name="T8">[poner links]</text:span></text:p>
      <text:p text:style-name="P6"/>
      <text:p text:style-name="P10">Categoría: Fast</text:p>
      <text:p text:style-name="P10">Tags: Snack, Fin del Mun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1T01:46:46.512822647</meta:creation-date>
    <meta:editing-duration>P0D</meta:editing-duration>
    <meta:editing-cycles>1</meta:editing-cycles>
    <meta:document-statistic meta:table-count="0" meta:image-count="0" meta:object-count="0" meta:page-count="3" meta:paragraph-count="19" meta:word-count="671" meta:character-count="4328" meta:non-whitespace-character-count="3674"/>
    <meta:generator>LibreOffice/5.1.3.2$Linux_X86_64 LibreOffice_project/10m0$Build-2</meta:generator>
  </office:meta>
</office:document-meta>
</file>